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5-01-2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4-02-07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3-01-04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2-01-11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1-01-07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20-01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9-01-1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8-01-1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7-01-10 16:2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6-01-05 22:2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5-01-14 20:5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4-01-15 17:0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3-01-09 19:5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1-12-28 19:0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11-01-04 18:57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11099183303</text:p>
          </table:table-cell>
          <table:table-cell office:value-type="string" calcext:value-type="string">
            <text:p>2009-01-07 18:5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